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Y IT MATTERS</text:p>
      <text:p text:style-name="Standard">Underline</text:p>
      <text:p text:style-name="Standard"/>
      <text:p text:style-name="Standard">What is Site Reliability Engineering (SRE)?</text:p>
      <text:p text:style-name="Standard"/>
      <text:p text:style-name="Standard">As a Site Reliability Engineer and/or DevOps Engineer/Architect, you will be responsible for the organization's product full technology stack from the customer-facing applications to the backend databases and hardware infrastructure. Your responsibility will include system uptime, system performance, latency, system outage, monitoring, change management, and capacity planning. Your role focuses on increasing the performance and reliability of the organization's products. Usually, your time will be split between software engineering such as programming, improving performance, reliability, automation, and IT operations, such as incident response and on-call to create a highly reliable system.</text:p>
      <text:p text:style-name="Standard"/>
      <text:p text:style-name="Standard">DevOps, SRE and Traditional Operations</text:p>
      <text:p text:style-name="Standard"/>
      <text:p text:style-name="Standard">Traditionally siloed development teams and IT operations did not efficiently work as developers wrote code and sent it to IT Operations to deploy and maintain. The traditional Operations team started having some trouble keeping up. As you know by now, DevOps was introduced and helped transition workflow from development to production operations, but something was still missing. The IT industry needed someone to increase these systems' reliability and performance, and this where the site reliability engineer comes in.</text:p>
      <text:p text:style-name="Standard"/>
      <text:p text:style-name="Standard">SREs bridge the gap between development teams and IT Operations. So, are SRE and DevOps are the same? No, not quite the same, but they complement each other very well. DevOps implements agile software development practices to increase automation, reduce downtime, and scale beyond the siloed teams. Both SRE and DevOps embrace risk and accept failure as normal. DevOps also release changes more often and monitors to measure progress. The key difference is that SRE implements the DevOps methodology. SRE defines how to implement DevOps practices and actively participates across development and operations teams.</text:p>
      <text:p text:style-name="Standard"/>
      <text:p text:style-name="Standard">Do you recall DevOps' five pillars? Let us see how these pillars fit into the picture of Site Reliability Engineering (SRE). In other words, how SRE relates to DevOps OR how SRE Implements DevOps.</text:p>
      <text:p text:style-name="Standard"/>
      <text:p text:style-name="Standard">DevOps Pillar 1 - Reduces organizational silos by increasing collaboration and communication between teams. SRE looks into this pillar as sharing ownership by increasing collaboration and ownership of the code that goes into production. The SRE uses the same tools and techniques as a developer and IT operations.</text:p>
      <text:p text:style-name="Standard">DevOps Pillar 2 - Accepting failure as normal by trying to anticipate it, as you know that every system will fail at some point. SRE looks into this pillar by having blameless post mortems, and ensuring the same failure doesn't happen more than once. The key is to track incidents (SLIs) and map them to objectives (SLOs).</text:p>
      <text:p text:style-name="Standard">DevOps Pillar 3 - Implement gradual change by introducing small updates that are easier to review and roll back. SRE's primary focus is to reduce the cost of failures by using canary rollouts to test a small portion of users to limit the impact in case of failure and then gradually expand the user base.</text:p>
      <text:p text:style-name="Standard">DevOps Pillar 4 - Leverage tooling and automation by using automation (CI/CD pipelines) reduces manual tasks, which also reduces human error and speeds up the processing time and consistency. SRE's see automation as a force multiplier. Automation centralizes mistakes and makes it much easier to respond to incidents.</text:p>
      <text:p text:style-name="Standard"><text:soft-page-break/>DevOps Pillar 5 - Measure everything by using synthetic simulating user behaviors and proactive monitoring. SRE's emphasize measuring reliability to define the key indicators and reducing toil to increase engineering time.</text:p>
      <text:p text:style-name="Standard">In a nutshell, DevOps identifies issues for developers to resolve, while SREs find issues in production and resolve them by themselves. DevOps helps to get the product to market faster while SRE manages the production environment and sets the SLA.</text:p>
      <text:p text:style-name="Standard"/>
      <text:p text:style-name="Standard">SREs Terms and Definitions</text:p>
      <text:p text:style-name="Standard"/>
      <text:p text:style-name="Standard">Site Reliability Engineers (SREs) identify and measure key reliability metrics, including Service level indicators (SLIs), Service Level Objectives (SLOs), and Service Level Agreements (SLAs).</text:p>
      <text:p text:style-name="Standard"/>
      <text:p text:style-name="Standard">Service Level Indicators (SLIs): Determine the level of availability. SLIs are metrics over time specific to a user journey that show how well a service is doing, e.g., latency: how long it takes to return a response to a request (SLI 95th percentile latency of homepage requests over past 5 minutes &lt; 300ms).</text:p>
      <text:p text:style-name="Standard">Service Level Objectives (SLOs): Define availability. "SLOs specify a target level for the reliability of your service." Remember that 100% reliability is not a good objective because it is technically complicated, more expensive, doesn't leave room for new features, and users don't need it. SLOs are tied to your SLIs; SLI measures them. SLOs are agreed upon bounds for how often those SLIs must be met, e.g., Binding target for a collection of SLIs (SLO 95th percentile homepage SLI will succeed 99.9% over next year). SLOs need buy-in across the entire organization; they need to be achievable based on past performance.</text:p>
      <text:p text:style-name="Standard">Service Level Agreements (SLAs): details what happens when availability fails. "SLA is an explicit or implicit contract with your users that includes consequences of meeting or missing the SLOs they contain." SLAs are business-level agreements that define the service availability for a customer and the penalties for breaking that availability, e.g., the business agreement between customer and service provider typically based on SLOs (SLA Service credit if 95th percentile homepage SLI succeeds less than 99.5% over a trailing year).</text:p>
      <text:p text:style-name="Standard">SRE Principles and Practices</text:p>
      <text:p text:style-name="Standard"/>
      <text:p text:style-name="Standard">Embracing risk: You know that failure will occur. Striving for 100% availability in service isn't just impossible; it's unnecessary. Instead of trying to eliminate the risk entirely, embrace the risk and quantify that a certain amount of downtime is tolerable. In the SRE discipline, error budgets are the prescriptive, quantitative measurements for how much risk service the organization is willing to tolerate.</text:p>
      <text:p text:style-name="Standard">Error budgets: "a quantitative measurement shared between the product and SRE teams to balance innovation and stability." It balances the risk between innovation and reliability. Risk and error budgets are directly related to many DevOps principles. Error budgets clearly define that "accidents are normal" by quantifying accidents and risk. Error budgets also enforce that "change should be gradual" because non-gradual changes could quickly break the SLO and prevent further development for the quarter. Error budgets are great for releasing new features, expected system changes, an investable failure in networks, power failures, etc., planned downtime, risky experiments, unforeseen circumstances.</text:p>
      <text:p text:style-name="Standard">Eliminating Toil: "Work tied to running a production service that tends to be manual (e.g. running a script), repetitive (e.g. tasks repeated multiple times), automatable (e.g. a task that can be done by a machine just as well as by a person), tactical (e.g. reactive, such as alerts), devoid of enduring value (e.g. tasks that contribute to service improvements are not considered toil, but work that doesn't change the state is toil), and that scales linearly as a service grows (e.g. tasks that scale up with additional work, service or traffic are toil)."</text:p>
      <text:p text:style-name="Standard"><text:soft-page-break/>Overhead such as emails, meetings and expense reports are not toil. Make sure the benefits of automating a toil outweigh the cost.</text:p>
      <text:p text:style-name="Standard"/>
      <text:p text:style-name="Standard">SRE discipline strives to reduce toil as much as possible to increase engineering time, increase team morale, lower burnout, increase process standardization, enhance team technical skills, minimize human error outages, and shorten incident response times.</text:p>
      <text:p text:style-name="Standard"/>
      <text:p text:style-name="Standard">Toil and toil budgets closely influence the desire to "measure everything" and "leverage tooling and automation."</text:p>
      <text:p text:style-name="Standard"/>
      <text:p text:style-name="Standard">By giving operators a quantitative measurement, toil and toil budgets ensure a balance between administering the system and improving it.</text:p>
      <text:p text:style-name="Standard"/>
      <text:p text:style-name="Standard">Monitoring (Distributed Systems) Reliability: "Collecting, processing, aggregating, and displaying real-time quantitative data about a system, such as query counts and types, error counts and types, processing times, and server lifetimes." It analyzes long-term trends, it provides real-time alerts, visualizes operation in dashboards, debugs, and monitors security breaches. Monitoring resources are metrics and logging. Metrics are numerical measurements representing attributes and events; they are good for alerts and dashboards because of their real-time nature. Logging is a record of events, where events are appended one after the other; they are very detailed, containing highly granular data, good for finding the root cause of an issue, and are not real-time like metrics but more accurate.</text:p>
      <text:p text:style-name="Standard">Alerting: "Alerts give timely awareness of problems in your application so you can resolve the problems quickly." Alerting on low-level metrics such as CPU usage or disk space, but don't actually show whether our users are experiencing issues with our product or service. Instead, we should build our alerts using our SLOs. By integrating our remaining error budget over time, we can see how outages or partial outages will affect our SLO.</text:p>
      <text:p text:style-name="Standard">There are two types of alerting policy, slow burn and fast burn. Slow Burn Alerting Policy warns that the rate of consumption could exhaust the error budget before the end of the compliance period. Fast Burn Alerting Policy warns of a sudden, large change in consumption that, if uncorrected, will exhaust the error budget quickly. Actionable alerts tie closely into the DevOps principles of expecting failure and creating a blameless culture.</text:p>
      <text:p text:style-name="Standard">Handling Incident Response (Managing Incidents): SREs track all incidents to monitor for progress and higher reliability. The most important part of the incident management process are humans. In the stressful moments of systems failure, it is important to have defined and clear roles and responsibilities for all the humans involved in an incident, such as the incident lead, operational team, planning lead, and communications lead. You should develop and document procedures for your incident management; you should prioritize the damage and restore service and consider response alternatives.</text:p>
      <text:p text:style-name="Standard">Postmortem (Blameless) Culture: Blamelessness allows engineers to clearly identify where issues lie and ensure the same problem doesn't happen twice, and learn from failure. You will need to gather metadata such as the affected systems, who responded to the incident, the timeline for the incident, and generate a report. These retrospectives techniques will allow you to gain better insights to prevent service disruptions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09T12:07:04.615000000</meta:creation-date>
    <dc:date>2023-07-09T12:12:56.701000000</dc:date>
    <meta:editing-duration>PT5M53S</meta:editing-duration>
    <meta:editing-cycles>1</meta:editing-cycles>
    <meta:document-statistic meta:table-count="0" meta:image-count="0" meta:object-count="0" meta:page-count="3" meta:paragraph-count="32" meta:word-count="1611" meta:character-count="10601" meta:non-whitespace-character-count="9022"/>
    <meta:generator>LibreOffice/6.1.2.1$Windows_X86_64 LibreOffice_project/65905a128db06ba48db947242809d14d3f9a93fe</meta:generator>
  </office:meta>
</office:document-meta>
</file>